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Colonne d’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01T11:02:34.071827239</dc:date>
    <meta:editing-duration>PT3H49M44S</meta:editing-duration>
    <meta:editing-cycles>54</meta:editing-cycles>
    <meta:generator>LibreOffice/7.3.7.2$Linux_X86_64 LibreOffice_project/30$Build-2</meta:generator>
    <meta:document-statistic meta:table-count="1" meta:cell-count="2255" meta:object-count="0"/>
  </office:meta>
</office:document-meta>
</file>